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en" fo:country="US"/>
    </style:style>
    <style:style style:name="P4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5" style:family="paragraph" style:parent-style-name="Text_20_body" style:list-style-name="L1"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/>
    </style:style>
    <style:style style:name="T1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1.06cm" svg:height="0.58cm" draw:z-index="0"><draw:image xlink:href="../../odt/images/3002.png" xlink:type="simple" xlink:show="embed" xlink:actuate="onLoad"/></draw:frame></text:p>
          </table:table-cell>
          <table:table-cell table:style-name="Table1.B1" office:value-type="string">
            <text:h text:style-name="P8" text:outline-level="1">Выходной контакт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3">| C<text:span text:style-name="T2">и </text:span>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619cm" svg:height="1.03cm" draw:z-index="1"><draw:image xlink:href="../../odt/images/3002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Реализует запись переменной исполнительной системы со входа блока.</text:p>
            <text:p text:style-name="P2"><text:span text:style-name="T1">Свойства</text:span>:</text:p>
            <text:list xml:id="list8503982466373453598" text:style-name="L1">
              <text:list-item>
                <text:p text:style-name="P5">Имя контакта — имя переменной, в которую блок записывает сигнал.</text:p>
              </text:list-item>
              <text:list-item>
                <text:p text:style-name="P5">Формат имени переменной — правило формирования имени считываемой переменной.</text:p>
              </text:list-item>
              <text:list-item>
                <text:p text:style-name="P5">Декларировать в базе — флаг, указывающий необходимо ли создать данную переменную в базе сигналов системы.</text:p>
              </text:list-item>
              <text:list-item>
                <text:p text:style-name="P5">Запрос на имя из базы — запрос из базы данных для формирования имени считываемой переменной.</text:p>
              </text:list-item>
              <text:list-item>
                <text:p text:style-name="P5">Функциональный план — имя файла диаграммы, на который необходимо перейти при двойном щелчке по объекту.</text:p>
              </text:list-item>
              <text:list-item>
                <text:p text:style-name="P5">Отлаживаемый компонент — имя компонента, который будет установлен при переходе на другую диаграмму в режиме отладки.</text:p>
              </text:list-item>
              <text:list-item>
                <text:p text:style-name="P5">Транслировать в <text:span text:style-name="T3">s3</text:span> — флаг, указывающий надо ли передавать переменную с диаграммы в исполнительную систему в режиме удалённой отладки.</text:p>
              </text:list-item>
            </text:list>
            <text:p text:style-name="P4"><text:span text:style-name="T1">Примечание</text:span>: блок может быть использован для генерации кода на языке C для внешней целевой системы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ыходной контакт</dc:title>
    <dc:date>2014-12-01T18:38:50.43</dc:date>
    <meta:generator>OpenOffice/4.1.1$Win32 OpenOffice.org_project/411m6$Build-9775</meta:generator>
    <meta:editing-duration>PT2H5M29S</meta:editing-duration>
    <meta:editing-cycles>48</meta:editing-cycles>
    <meta:document-statistic meta:table-count="1" meta:image-count="2" meta:object-count="0" meta:page-count="1" meta:paragraph-count="16" meta:word-count="139" meta:character-count="910"/>
  </office:meta>
</office:document-meta>
</file>